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216" officeooo:paragraph-rsid="0013c216"/>
    </style:style>
    <style:style style:name="P2" style:family="paragraph" style:parent-style-name="Standard">
      <style:text-properties officeooo:paragraph-rsid="0013c216"/>
    </style:style>
    <style:style style:name="T1" style:family="text">
      <style:text-properties officeooo:rsid="0013c216"/>
    </style:style>
    <style:style style:name="T2" style:family="text">
      <style:text-properties officeooo:rsid="001540ed"/>
    </style:style>
    <style:style style:name="T3" style:family="text">
      <style:text-properties officeooo:rsid="00169f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PA</text:p>
      <text:p text:style-name="P1"/>
      <text:p text:style-name="P1">Java Persist<text:span text:style-name="T2">e</text:span>nce A<text:span text:style-name="T3">PI</text:span></text:p>
      <text:p text:style-name="P1"/>
      <text:p text:style-name="P1">La Java Persistence API (abrégée en JPA), est une interface de programmation Java permettant aux développeurs d'organiser des données relationnelles dans des applications utilisant la plateforme Java.</text:p>
      <text:p text:style-name="P1"/>
      <text:p text:style-name="P1">La Java Persistence API est à l'origine issue du travail du groupe d'experts JSR 220.</text:p>
      <text:p text:style-name="P1"/>
      <text:p text:style-name="P1">La persistance dans ce contexte recouvre trois zones :</text:p>
      <text:p text:style-name="P1"/>
      <text:p text:style-name="P1"><text:tab/>l'API elle-même, définie dans le paquetage javax.persistence</text:p>
      <text:p text:style-name="P2"><text:span text:style-name="T1"><text:tab/>le langage Java Persistence Query (JPQL) </text:span>Java Persistence Query Language</text:p>
      <text:p text:style-name="P1"><text:tab/>l'objet/les métadonnées relationnelle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4:13:27.945918976</meta:creation-date>
    <dc:date>2021-04-19T14:20:54.987972988</dc:date>
    <meta:editing-duration>PT7M2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8" meta:word-count="75" meta:character-count="535" meta:non-whitespace-character-count="465"/>
  </office:meta>
</office:document-meta>
</file>